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valTask.get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getInterval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IntervalTask( Interval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valTask.IntervalTask( Runnable runnable , Duration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IntervalTask( Runnable runnable , long interval , long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IntervalTask( Runnable runnable ,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IntervalTask( Runnable runnable , Duration interval , Duration initial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valTask.getInitial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valTask.getInitialDelay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